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de48" officeooo:paragraph-rsid="000cde48"/>
    </style:style>
    <style:style style:name="P2" style:family="paragraph" style:parent-style-name="Standard">
      <style:text-properties officeooo:rsid="000e61ab" officeooo:paragraph-rsid="000e61ab"/>
    </style:style>
    <style:style style:name="P3" style:family="paragraph" style:parent-style-name="Standard">
      <style:text-properties officeooo:rsid="000fe5a3" officeooo:paragraph-rsid="000fe5a3"/>
    </style:style>
    <style:style style:name="P4" style:family="paragraph" style:parent-style-name="Standard">
      <style:text-properties officeooo:rsid="0010037d" officeooo:paragraph-rsid="0010037d"/>
    </style:style>
    <style:style style:name="P5" style:family="paragraph" style:parent-style-name="Standard">
      <style:text-properties officeooo:paragraph-rsid="0010037d"/>
    </style:style>
    <style:style style:name="P6" style:family="paragraph" style:parent-style-name="Standard">
      <style:text-properties officeooo:rsid="00118153" officeooo:paragraph-rsid="0010037d"/>
    </style:style>
    <style:style style:name="P7" style:family="paragraph" style:parent-style-name="Standard">
      <style:text-properties officeooo:rsid="00118153" officeooo:paragraph-rsid="00118153"/>
    </style:style>
    <style:style style:name="T1" style:family="text">
      <style:text-properties officeooo:rsid="000e61ab"/>
    </style:style>
    <style:style style:name="T2" style:family="text">
      <style:text-properties officeooo:rsid="000e7f9e"/>
    </style:style>
    <style:style style:name="T3" style:family="text">
      <style:text-properties style:text-outline="false" style:text-line-through-style="none" style:text-line-through-type="none" style:font-name="Arial" fo:font-size="14.5pt" fo:font-style="normal" fo:text-shadow="none" style:text-underline-style="none" fo:font-weight="normal" style:font-size-asian="14.5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Arial" fo:font-size="14.5pt" fo:font-style="normal" fo:text-shadow="none" style:text-underline-style="none" fo:font-weight="normal" officeooo:rsid="0010037d" style:font-size-asian="14.5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Arial" fo:font-size="14.5pt" fo:font-style="normal" fo:text-shadow="none" style:text-underline-style="none" fo:font-weight="normal" officeooo:rsid="00118153" style:font-size-asian="14.5pt" style:font-style-asian="normal" style:font-weight-asian="normal" style:text-emphasize="none"/>
    </style:style>
    <style:style style:name="T6" style:family="text">
      <style:text-properties officeooo:rsid="001003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s trabajos comienzan el día de mañana y tienen hasta el miércoles a las 12:00 pm para cumplir con la mayor cantidad de características.</text:p>
      <text:p text:style-name="P1"/>
      <text:p text:style-name="P1">El documento observaciones es una referencia del desempeño de sus propuestas no es relevante ahora pero les puede ayudar leer sus comentarios y los de sus compañeros.</text:p>
      <text:p text:style-name="P1"/>
      <text:p text:style-name="P1">El día jueves subiré a Git si habrá clase o no dependiendo de su desempeño.</text:p>
      <text:p text:style-name="P1"/>
      <text:p text:style-name="P1">50% porciento de su calificación es la completitud de las características, el otro 50% es hacerlo manejando sin errores git.</text:p>
      <text:p text:style-name="P1"/>
      <text:p text:style-name="P1">Todos sin excepción deberán tener commits en el repositorio los dias <text:s/>Viernes Sabado, Lunes Martes y Miércoles. <text:s/>(cuando menos uno por día excepto el sábado.)</text:p>
      <text:p text:style-name="P1"/>
      <text:p text:style-name="P1">En términos generales las características que subieron estuvieron mal ya que nadie indago mas sobre los requerimientos así que les sugiero que se pongan en contacto conmigo por cualquier duda o simplemente para corroborar que están trabajando de manera correcta y se vea reflejado en su calificación.</text:p>
      <text:p text:style-name="P1"/>
      <text:p text:style-name="P1">Estén atentos al repositorio y todos los cambios que se efectúen. El que lo haga de esta manera podrá ganar puntos extra sobre el final.</text:p>
      <text:p text:style-name="P1"/>
      <text:p text:style-name="P1"/>
      <text:p text:style-name="P1"/>
      <text:p text:style-name="P1"/>
      <text:p text:style-name="P1">INSTRUCCIONES DEL PROYECTO</text:p>
      <text:p text:style-name="P1"/>
      <text:p text:style-name="P1">Todo lo que estaremos trabajando esta semana sera en la app BackEnd sin excepción, de avanzar satisfactoriamente, la siguiente semana trabajaremos en el front.</text:p>
      <text:p text:style-name="P1"/>
      <text:p text:style-name="P1">La interfaz gráfica que usaremos es un admin que ya esta <text:span text:style-name="T1">listo.</text:span></text:p>
      <text:p text:style-name="P2">Pueden ver todos los elementos y su interfaz de ejemplo en la carpeta /Static/BackEnd/Production haciendo click en cualquier html <text:span text:style-name="T2">podrán</text:span> ver los elementos para incorporarlos en los formularios que van a desarrollar.</text:p>
      <text:p text:style-name="P1"/>
      <text:p text:style-name="P1">Las características y la persona encargada de hacerlas son:</text:p>
      <text:p text:style-name="P1"/>
      <text:p text:style-name="P4">LAS CARACTERÍSTICAS DEL MODELO RESTAURANTE SON PERO NO ESTÁN LIMITADAS A:</text:p>
      <text:p text:style-name="P4"><text:span text:style-name="T3">Nombre, </text:span><text:span text:style-name="T5">direccion, latitude, longitude</text:span><text:span text:style-name="T3">, numero de mesas, tipo de comida, tiempo de espera, rango de precios, tiempo promedio del uso de la mesa.</text:span></text:p>
      <text:p text:style-name="P4"/>
      <text:p text:style-name="P1"/>
      <text:p text:style-name="P3"><text:span text:style-name="T3">GONZALEZ CERROBLANCO JESÚS FERNANDO</text:span></text:p>
      <text:p text:style-name="P3"/>
      <text:p text:style-name="P3">GENERAR EL LOGIN/FORMULARIO PARA QUE UN RESTAURANTE SE REGISTRE</text:p>
      <text:p text:style-name="P3">GERAR EL LOGIN/FORMULARIO PARA QUE UN USUARIO SE REGISTRE</text:p>
      <text:p text:style-name="P3"/>
      <text:p text:style-name="P3"><text:soft-page-break/>AL MOMENTO DE REGISTRARSE DEBE VALIDARSE TODOS LOS CAMPOS Y DE SER VALIDOS DEBERA MOSTRAR EN PANTALLA MEDIANTE AJAX EL MENSAJE DE (SU REGISTRO SERA VALIDADO ) POR LO QUE NO TIENE QUE HABER UN MODELO “PRE REGISTRO” PARA QUE UN <text:span text:style-name="T6">ADMINISTRADOR</text:span> APRUEBE ESE REGISTRO.</text:p>
      <text:p text:style-name="P3"/>
      <text:p text:style-name="P3"/>
      <text:p text:style-name="P1"/>
      <text:p text:style-name="P1"><text:span text:style-name="T3">MUÑOZ MANDUJANO MARTIN</text:span></text:p>
      <text:p text:style-name="P1"/>
      <text:p text:style-name="P4">PARA CUANDO UN RESTAURANTE ESTA EN SU CUENTA GENERAR LAS PANTALLAS NECESARIAS PARA QUE PUEDA EDITAR SU CUENTA ELIMINAR SU CUENTA <text:s/>Y GESTIONAR SUS MESAS RESERVADAS DE MANERA QUE PUEDA VER QUE MESAS ESTAN RESERVADAS, QUE MESAS ESTÁN LIBRES Y TAMBIÉN CANCELAR RESERVAS.</text:p>
      <text:p text:style-name="P4">LAS MESAS SE LIBERARAN AUTOMATICAMENTE <text:s/>APARTIR DE QUE COMIENZA LA RESERVA MAS LA HORA PROMEDIO QUE TIENE EL RESTAURANTE EN SU CONFIGURACIÓN.</text:p>
      <text:p text:style-name="P4"/>
      <text:p text:style-name="P5"><text:span text:style-name="T4">MONTES PEREZ SERGIO y </text:span><text:span text:style-name="T3">JUAN JOSE LEDESMA CARDENAS</text:span></text:p>
      <text:p text:style-name="P4"><text:span text:style-name="T3"/></text:p>
      <text:p text:style-name="P4"><text:span text:style-name="T3"/></text:p>
      <text:p text:style-name="P4"><text:span text:style-name="T3">Implementar el Login en Web con Firebase mediante una cuenta google o una cuenta Facebook. <text:s/>Hints: Hay que instalar los paquetes de python firebase y firebase-admin, </text:span></text:p>
      <text:p text:style-name="P4"><text:span text:style-name="T3"/></text:p>
      <text:p text:style-name="P4"><text:span text:style-name="T3"/></text:p>
      <text:p text:style-name="P5"><text:span text:style-name="T4">PAZ PEREZ ROBERTO </text:span><text:span text:style-name="T5">y</text:span><text:span text:style-name="T4"> </text:span><text:span text:style-name="T3">Estrada Gonzalez Carlos Daniel</text:span></text:p>
      <text:p text:style-name="P4"><text:span text:style-name="T3"/></text:p>
      <text:p text:style-name="P6"><text:span text:style-name="T3"/></text:p>
      <text:p text:style-name="P7"><text:span text:style-name="T3">Implementar Google places para conocer la geoposicion tanto del restaurante al registrarse, como del usuario al buscar </text:span></text:p>
      <text:p text:style-name="P4"/>
      <text:p text:style-name="P1"><text:span text:style-name="T3">Francisco Emiliano Aguayo Serrano</text:span></text:p>
      <text:p text:style-name="P7"/>
      <text:p text:style-name="P7">Generar documentación alcances y objetivos del proyecto, estar constantemente actualizando.</text:p>
      <text:p text:style-name="P7">Generar diagrama de casos de uso y diagramas uml</text:p>
      <text:p text:style-name="P7">Generar una vista que permita el filtrado de los restaurantes según cada uno de sus atributos o la conjuncion de todos. Por ejemplo, buscar restaurantes cerca de mi <text:s/>de comida italian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065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9:42:44.668601745</meta:creation-date>
    <dc:date>2017-05-04T20:43:34.470135479</dc:date>
    <meta:editing-duration>PT18M21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2" meta:paragraph-count="29" meta:word-count="545" meta:character-count="3420" meta:non-whitespace-character-count="2896"/>
  </office:meta>
</office:document-meta>
</file>